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b1707" officeooo:paragraph-rsid="001b1707"/>
    </style:style>
    <style:style style:name="T1" style:family="text">
      <style:text-properties officeooo:rsid="001b45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acebook</text:span> – 100 requests with an average time of <text:span text:style-name="T1">1.09</text:span> sec, CPU usage 0.7 % ,Memory usage 0.3%</text:p>
      <text:p text:style-name="P1"><text:span text:style-name="T1">Flipkart</text:span> – 100 requests with an average time <text:span text:style-name="T1">0.46</text:span> sec , CPU usage 0.7% , Memory usage 0.3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1:41:19</meta:creation-date>
    <dc:date>2014-09-20T11:58:24</dc:date>
    <meta:editing-duration>P0D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2" meta:word-count="34" meta:character-count="182" meta:non-whitespace-character-count="148"/>
  </office:meta>
</office:document-meta>
</file>